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79" calcext:value-type="float">
            <text:p>79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1" calcext:value-type="float">
            <text:p>81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98" calcext:value-type="float">
            <text:p>198</text:p>
          </table:table-cell>
          <table:table-cell table:style-name="ce65" table:formula="of:=IF(ISNA([.O5]);[.J5];[.J5]+[.O5])" office:value-type="float" office:value="81" calcext:value-type="float">
            <text:p>81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3" calcext:value-type="float">
            <text:p>19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6]&gt;0;ROUND([.F6]+((1-POWER(([.$B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3" calcext:value-type="float">
            <text:p>103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265" calcext:value-type="float">
            <text:p>265</text:p>
          </table:table-cell>
          <table:table-cell table:style-name="ce65" table:formula="of:=IF(ISNA([.O6]);[.J6];[.J6]+[.O6])" office:value-type="float" office:value="103" calcext:value-type="float">
            <text:p>103</text:p>
          </table:table-cell>
          <table:table-cell table:style-name="ce65" table:formula="of:=IF([.Q6]&gt;0;ROUND(([.C6]/[.Q6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0" calcext:value-type="float">
            <text:p>26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1" calcext:value-type="float">
            <text:p>1.1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7]&gt;0;ROUND([.F7]+((1-POWER(([.$B$45]/1013.25);0.190284))*145366.45));0)" office:value-type="float" office:value="5762" calcext:value-type="float">
            <text:p>5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309" calcext:value-type="float">
            <text:p>309</text:p>
          </table:table-cell>
          <table:table-cell table:style-name="ce65" table:formula="of:=IF(ISNA([.O7]);[.J7];[.J7]+[.O7])" office:value-type="float" office:value="105" calcext:value-type="float">
            <text:p>105</text:p>
          </table:table-cell>
          <table:table-cell table:style-name="ce65" table:formula="of:=IF([.Q7]&gt;0;ROUND(([.C7]/[.Q7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04" calcext:value-type="float">
            <text:p>30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6" calcext:value-type="float">
            <text:p>0.6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8]&gt;0;ROUND([.F8]+((1-POWER(([.$B$45]/1013.25);0.190284))*145366.45));0)" office:value-type="float" office:value="5762" calcext:value-type="float">
            <text:p>5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48" calcext:value-type="float">
            <text:p>248</text:p>
          </table:table-cell>
          <table:table-cell table:style-name="ce65" table:formula="of:=IF(ISNA([.O8]);[.J8];[.J8]+[.O8])" office:value-type="float" office:value="105" calcext:value-type="float">
            <text:p>105</text:p>
          </table:table-cell>
          <table:table-cell table:style-name="ce65" table:formula="of:=IF([.Q8]&gt;0;ROUND(([.C8]/[.Q8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3" calcext:value-type="float">
            <text:p>24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7" calcext:value-type="float">
            <text:p>0.7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9]&gt;0;ROUND([.F9]+((1-POWER(([.$B$45]/1013.25);0.190284))*145366.45));0)" office:value-type="float" office:value="5762" calcext:value-type="float">
            <text:p>57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85" calcext:value-type="float">
            <text:p>185</text:p>
          </table:table-cell>
          <table:table-cell table:style-name="ce65" table:formula="of:=IF(ISNA([.O9]);[.J9];[.J9]+[.O9])" office:value-type="float" office:value="105" calcext:value-type="float">
            <text:p>105</text:p>
          </table:table-cell>
          <table:table-cell table:style-name="ce65" table:formula="of:=IF([.Q9]&gt;0;ROUND(([.C9]/[.Q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0" calcext:value-type="float">
            <text:p>1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6" calcext:value-type="float">
            <text:p>0.6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3.5" calcext:value-type="float">
            <text:p>63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9" calcext:value-type="float">
            <text:p>39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9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BLAGOEVGRA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8]&gt;0;ROUND([.F18]+((1-POWER(([.$B$45]/1013.25);0.190284))*145366.45));0)" office:value-type="float" office:value="5762" calcext:value-type="float">
            <text:p>5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133" calcext:value-type="float">
            <text:p>133</text:p>
          </table:table-cell>
          <table:table-cell table:style-name="ce65" table:formula="of:=IF(ISNA([.O18]);[.J18];[.J18]+[.O18])" office:value-type="float" office:value="105" calcext:value-type="float">
            <text:p>105</text:p>
          </table:table-cell>
          <table:table-cell table:style-name="ce65" table:formula="of:=IF([.Q18]&gt;0;ROUND(([.C18]/[.Q18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28" calcext:value-type="float">
            <text:p>12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1.4" calcext:value-type="float">
            <text:p>1.4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>
            <text:p>BLAGOEVGRAD</text:p>
          </table:table-cell>
          <table:table-cell table:style-name="ce9" office:value-type="string" calcext:value-type="string">
            <text:p>DUPNITS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B$45]/1013.25);0.190284))*145366.45));0)" office:value-type="float" office:value="5762" calcext:value-type="float">
            <text:p>57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4" calcext:value-type="float">
            <text:p>4</text:p>
          </table:table-cell>
          <table:table-cell table:style-name="ce65" table:formula="of:=IF(ISNA([.O19]);[.J19];[.J19]+[.O19])" office:value-type="float" office:value="105" calcext:value-type="float">
            <text:p>105</text:p>
          </table:table-cell>
          <table:table-cell table:style-name="ce65" table:formula="of:=IF([.Q19]&gt;0;ROUND(([.C19]/[.Q19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-1" calcext:value-type="float">
            <text:p>-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9" calcext:value-type="float">
            <text:p>0.9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/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0]&gt;0;ROUND([.F20]+((1-POWER(([.$B$45]/1013.25);0.190284))*145366.45));0)" office:value-type="float" office:value="5762" calcext:value-type="float">
            <text:p>57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71" calcext:value-type="float">
            <text:p>71</text:p>
          </table:table-cell>
          <table:table-cell table:style-name="ce65" table:formula="of:=IF(ISNA([.O20]);[.J20];[.J20]+[.O20])" office:value-type="float" office:value="105" calcext:value-type="float">
            <text:p>105</text:p>
          </table:table-cell>
          <table:table-cell table:style-name="ce65" table:formula="of:=IF([.Q20]&gt;0;ROUND(([.C20]/[.Q2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66" calcext:value-type="float">
            <text:p>6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1.1" calcext:value-type="float">
            <text:p>1.1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1]&gt;0;ROUND([.F21]+((1-POWER(([.$B$45]/1013.25);0.190284))*145366.45));0)" office:value-type="float" office:value="5762" calcext:value-type="float">
            <text:p>57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5" calcext:value-type="float">
            <text:p>105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8" calcext:value-type="float">
            <text:p>8</text:p>
          </table:table-cell>
          <table:table-cell table:style-name="ce65" table:formula="of:=IF(ISNA([.O21]);[.J21];[.J21]+[.O21])" office:value-type="float" office:value="105" calcext:value-type="float">
            <text:p>105</text:p>
          </table:table-cell>
          <table:table-cell table:style-name="ce65" table:formula="of:=IF([.Q21]&gt;0;ROUND(([.C21]/[.Q21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3" calcext:value-type="float">
            <text:p>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5" calcext:value-type="float">
            <text:p>0.5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2]&gt;0;ROUND([.F22]+((1-POWER(([.$B$45]/1013.25);0.190284))*145366.45));0)" office:value-type="float" office:value="4262" calcext:value-type="float">
            <text:p>4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2" calcext:value-type="float">
            <text:p>102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8" calcext:value-type="float">
            <text:p>18</text:p>
          </table:table-cell>
          <table:table-cell table:style-name="ce65" table:formula="of:=IF(ISNA([.O22]);[.J22];[.J22]+[.O22])" office:value-type="float" office:value="102" calcext:value-type="float">
            <text:p>102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3" calcext:value-type="float">
            <text:p>1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3" calcext:value-type="float">
            <text:p>0.3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23]&gt;0;ROUND([.F23]+((1-POWER(([.$B$45]/1013.25);0.190284))*145366.45));0)" office:value-type="float" office:value="3262" calcext:value-type="float">
            <text:p>32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7" calcext:value-type="float">
            <text:p>17</text:p>
          </table:table-cell>
          <table:table-cell table:style-name="ce65" table:formula="of:=IF(ISNA([.O23]);[.J23];[.J23]+[.O23])" office:value-type="float" office:value="91" calcext:value-type="float">
            <text:p>91</text:p>
          </table:table-cell>
          <table:table-cell table:style-name="ce65" table:formula="of:=IF([.Q23]&gt;0;ROUND(([.C23]/[.Q2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12" calcext:value-type="float">
            <text:p>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3" calcext:value-type="float">
            <text:p>0.3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4]&gt;0;ROUND([.F24]+((1-POWER(([.$B$45]/1013.25);0.190284))*145366.45));0)" office:value-type="float" office:value="2762" calcext:value-type="float">
            <text:p>2762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4" calcext:value-type="float">
            <text:p>14</text:p>
          </table:table-cell>
          <table:table-cell table:style-name="ce65" table:formula="of:=IF(ISNA([.O24]);[.J24];[.J24]+[.O24])" office:value-type="float" office:value="90" calcext:value-type="float">
            <text:p>90</text:p>
          </table:table-cell>
          <table:table-cell table:style-name="ce65" table:formula="of:=IF([.Q24]&gt;0;ROUND(([.C24]/[.Q24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1" calcext:value-type="float">
            <text:p>0.1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79" calcext:value-type="float">
            <text:p>79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46" calcext:value-type="float">
            <text:p>46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9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42.5" calcext:value-type="float">
            <text:p>142.5</text:p>
          </table:table-cell>
          <table:table-cell table:style-name="ce22"/>
          <table:table-cell table:style-name="ce9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5" calcext:value-type="float">
            <text:p>85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8" calcext:value-type="float">
            <text:p>8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63.91" calcext:value-type="float">
            <text:p>263.91</text:p>
          </table:table-cell>
          <table:table-cell table:number-columns-repeated="12"/>
          <table:table-cell table:style-name="ce9" table:number-columns-spanned="2" table:number-rows-spanned="1"/>
          <table:covered-table-cell table:style-name="ce9"/>
          <table:table-cell table:style-name="ce9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3" calcext:value-type="float">
            <text:p>16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/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 table:style-name="ce44"/>
          <table:table-cell table:style-name="ce107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08"/>
          <table:table-cell/>
          <table:covered-table-cell table:style-name="ce108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08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71" calcext:value-type="float">
            <text:p>1671</text:p>
          </table:table-cell>
          <table:table-cell/>
          <table:table-cell table:formula="of:=ROUND([.G12]/[.B1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42185.75" calcext:value-type="float">
            <text:p>14218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71" calcext:value-type="float">
            <text:p>1671</text:p>
          </table:table-cell>
          <table:table-cell table:style-name="ce44"/>
          <table:table-cell table:style-name="ce44" table:formula="of:=ROUND([.O12]/[.J12];2)" office:value-type="float" office:value="85.09" calcext:value-type="float">
            <text:p>85.0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42185.75" calcext:value-type="float">
            <text:p>14218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9291" calcext:value-type="float">
            <text:p>929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4694.4" calcext:value-type="float">
            <text:p>469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68.8" calcext:value-type="float">
            <text:p>176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64" calcext:value-type="float">
            <text:p>85.6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51476.75" calcext:value-type="float">
            <text:p>151476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68.8" calcext:value-type="float">
            <text:p>176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3.04" calcext:value-type="float">
            <text:p>83.04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46880.15" calcext:value-type="float">
            <text:p>146880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62.2" calcext:value-type="float">
            <text:p>176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6" calcext:value-type="float">
            <text:p>85.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50849.75" calcext:value-type="float">
            <text:p>150849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62.2" calcext:value-type="float">
            <text:p>1762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3.17" calcext:value-type="float">
            <text:p>83.17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46563.35" calcext:value-type="float">
            <text:p>146563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5.2" calcext:value-type="float">
            <text:p>25.2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394" calcext:value-type="float">
            <text:p>239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25.2" calcext:value-type="float">
            <text:p>25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209.6" calcext:value-type="float">
            <text:p>120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37" calcext:value-type="float">
            <text:p>1737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47" calcext:value-type="float">
            <text:p>85.4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48455.75" calcext:value-type="float">
            <text:p>148455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37" calcext:value-type="float">
            <text:p>1737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3.68" calcext:value-type="float">
            <text:p>83.6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45353.75" calcext:value-type="float">
            <text:p>145353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8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71" calcext:value-type="float">
            <text:p>1671</text:p>
          </table:table-cell>
          <table:table-cell/>
          <table:table-cell table:formula="of:=ROUND([.G30]/[.B30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6270" calcext:value-type="float">
            <text:p>627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37" calcext:value-type="float">
            <text:p>1737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47" calcext:value-type="float">
            <text:p>85.4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48455.75" calcext:value-type="float">
            <text:p>14845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30.4" calcext:value-type="float">
            <text:p>1730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43" calcext:value-type="float">
            <text:p>85.4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47828.75" calcext:value-type="float">
            <text:p>147828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7.6" calcext:value-type="float">
            <text:p>27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622" calcext:value-type="float">
            <text:p>26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8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21" calcext:value-type="float">
            <text:p>30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79.75" calcext:value-type="float">
            <text:p>14457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79.75" calcext:value-type="float">
            <text:p>144579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60"/>
        <table:table-column table:style-name="co41" table:default-cell-style-name="ce60"/>
        <table:table-column table:style-name="co22" table:default-cell-style-name="ce60"/>
        <table:table-column table:style-name="co42" table:default-cell-style-name="ce60"/>
        <table:table-column table:style-name="co30" table:default-cell-style-name="ce60"/>
        <table:table-column table:style-name="co22" table:number-columns-repeated="1019" table:default-cell-style-name="ce60"/>
        <table:table-row table:style-name="ro1">
          <table:table-cell table:style-name="ce115" office:value-type="string" calcext:value-type="string" table:number-columns-spanned="1" table:number-rows-spanned="2">
            <text:p>WEIGHT (LB)</text:p>
          </table:table-cell>
          <table:table-cell table:style-name="ce115" office:value-type="string" calcext:value-type="string" table:number-columns-spanned="1" table:number-rows-spanned="2">
            <text:p>PRESSURE ALTITUDE (FT)</text:p>
          </table:table-cell>
          <table:table-cell table:style-name="ce115" office:value-type="string" calcext:value-type="string" table:number-columns-spanned="1" table:number-rows-spanned="2">
            <text:p>TEMP</text:p>
          </table:table-cell>
          <table:table-cell table:style-name="ce115" office:value-type="string" calcext:value-type="string" table:number-columns-spanned="1" table:number-rows-spanned="2">
            <text:p>CLIMB SPEED (KIAS)</text:p>
          </table:table-cell>
          <table:table-cell table:style-name="ce115" office:value-type="string" calcext:value-type="string" table:number-columns-spanned="1" table:number-rows-spanned="2">
            <text:p>CLIMB RATE (FPM)</text:p>
          </table:table-cell>
          <table:table-cell table:style-name="ce11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6"/>
          <table:table-cell table:number-columns-repeated="1016"/>
        </table:table-row>
        <table:table-row table:style-name="ro4">
          <table:covered-table-cell table:number-columns-repeated="5" table:style-name="ce116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08"/>
        <table:table-column table:style-name="co22" table:default-cell-style-name="ce108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8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8" table:default-cell-style-name="ce108"/>
        <table:table-column table:style-name="co49" table:default-cell-style-name="ce30"/>
        <table:table-column table:style-name="co50" table:default-cell-style-name="ce30"/>
        <table:table-column table:style-name="co1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number-columns-repeated="2" table:default-cell-style-name="ce30"/>
        <table:table-column table:style-name="co51" table:default-cell-style-name="ce30"/>
        <table:table-column table:style-name="co54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108"/>
        <table:table-column table:style-name="co58" table:default-cell-style-name="ce108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79" calcext:value-type="float">
            <text:p>79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98" calcext:value-type="float">
            <text:p>198</text:p>
          </table:table-cell>
          <table:table-cell table:formula="of:=[$FPL.U5]" office:value-type="float" office:value="193" calcext:value-type="float">
            <text:p>193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81" calcext:value-type="float">
            <text:p>81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5" calcext:value-type="float">
            <text:p>265</text:p>
          </table:table-cell>
          <table:table-cell table:formula="of:=[$FPL.U6]" office:value-type="float" office:value="260" calcext:value-type="float">
            <text:p>260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03" calcext:value-type="float">
            <text:p>103</text:p>
          </table:table-cell>
          <table:table-cell table:formula="of:=[$FPL.R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9" calcext:value-type="float">
            <text:p>309</text:p>
          </table:table-cell>
          <table:table-cell table:formula="of:=[$FPL.U7]" office:value-type="float" office:value="304" calcext:value-type="float">
            <text:p>304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05" calcext:value-type="float">
            <text:p>105</text:p>
          </table:table-cell>
          <table:table-cell table:formula="of:=[$FPL.R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D8]" office:value-type="float" office:value="248" calcext:value-type="float">
            <text:p>248</text:p>
          </table:table-cell>
          <table:table-cell table:formula="of:=[$FPL.P8]" office:value-type="float" office:value="248" calcext:value-type="float">
            <text:p>248</text:p>
          </table:table-cell>
          <table:table-cell table:formula="of:=[$FPL.U8]" office:value-type="float" office:value="243" calcext:value-type="float">
            <text:p>243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5" calcext:value-type="float">
            <text:p>105</text:p>
          </table:table-cell>
          <table:table-cell table:formula="of:=[$FPL.R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D9]" office:value-type="float" office:value="185" calcext:value-type="float">
            <text:p>185</text:p>
          </table:table-cell>
          <table:table-cell table:formula="of:=[$FPL.P9]" office:value-type="float" office:value="185" calcext:value-type="float">
            <text:p>185</text:p>
          </table:table-cell>
          <table:table-cell table:formula="of:=[$FPL.U9]" office:value-type="float" office:value="180" calcext:value-type="float">
            <text:p>180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105" calcext:value-type="float">
            <text:p>105</text:p>
          </table:table-cell>
          <table:table-cell table:formula="of:=[$FPL.R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3.5" calcext:value-type="float">
            <text:p>63.5</text:p>
          </table:table-cell>
          <table:table-cell table:style-name="Default" table:number-columns-repeated="7"/>
          <table:table-cell table:style-name="ce34" table:formula="of:=SUM([.L3:.L12])" office:value-type="float" office:value="39" calcext:value-type="float">
            <text:p>3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KYUSTENDIL" calcext:value-type="string">
            <text:p>KYUSTENDIL</text:p>
          </table:table-cell>
          <table:table-cell table:style-name="ce128" table:formula="of:=[$FPL.B18]" office:value-type="string" office:string-value="BLAGOEVGRAD" calcext:value-type="string">
            <text:p>BLAGOEVGRAD</text:p>
          </table:table-cell>
          <table:table-cell table:formula="of:=[$FPL.C18]" office:value-type="float" office:value="25" calcext:value-type="float">
            <text:p>25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D18]" office:value-type="float" office:value="133" calcext:value-type="float">
            <text:p>133</text:p>
          </table:table-cell>
          <table:table-cell table:formula="of:=[$FPL.P18]" office:value-type="float" office:value="133" calcext:value-type="float">
            <text:p>133</text:p>
          </table:table-cell>
          <table:table-cell table:formula="of:=[$FPL.U18]" office:value-type="float" office:value="128" calcext:value-type="float">
            <text:p>128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105" calcext:value-type="float">
            <text:p>105</text:p>
          </table:table-cell>
          <table:table-cell table:formula="of:=[$FPL.R1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BLAGOEVGRAD" calcext:value-type="string">
            <text:p>BLAGOEVGRAD</text:p>
          </table:table-cell>
          <table:table-cell table:style-name="ce128" table:formula="of:=[$FPL.B19]" office:value-type="string" office:string-value="DUPNITSA" calcext:value-type="string">
            <text:p>DUPNITSA</text:p>
          </table:table-cell>
          <table:table-cell table:formula="of:=[$FPL.C19]" office:value-type="float" office:value="15" calcext:value-type="float">
            <text:p>15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D19]" office:value-type="float" office:value="4" calcext:value-type="float">
            <text:p>4</text:p>
          </table:table-cell>
          <table:table-cell table:formula="of:=[$FPL.P19]" office:value-type="float" office:value="4" calcext:value-type="float">
            <text:p>4</text:p>
          </table:table-cell>
          <table:table-cell table:formula="of:=[$FPL.U19]" office:value-type="float" office:value="-1" calcext:value-type="float">
            <text:p>-1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05" calcext:value-type="float">
            <text:p>105</text:p>
          </table:table-cell>
          <table:table-cell table:formula="of:=[$FPL.R1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DUPNITSA" calcext:value-type="string">
            <text:p>DUPNITSA</text:p>
          </table:table-cell>
          <table:table-cell table:style-name="ce128" table:formula="of:=[$FPL.B20]" office:value-type="string" office:string-value="ZAPRE" calcext:value-type="string">
            <text:p>ZAPRE</text:p>
          </table:table-cell>
          <table:table-cell table:formula="of:=[$FPL.C20]" office:value-type="float" office:value="20" calcext:value-type="float">
            <text:p>2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D20]" office:value-type="float" office:value="71" calcext:value-type="float">
            <text:p>71</text:p>
          </table:table-cell>
          <table:table-cell table:formula="of:=[$FPL.P20]" office:value-type="float" office:value="71" calcext:value-type="float">
            <text:p>71</text:p>
          </table:table-cell>
          <table:table-cell table:formula="of:=[$FPL.U20]" office:value-type="float" office:value="66" calcext:value-type="float">
            <text:p>66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05" calcext:value-type="float">
            <text:p>105</text:p>
          </table:table-cell>
          <table:table-cell table:formula="of:=[$FPL.R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ZAPRE" calcext:value-type="string">
            <text:p>ZAPRE</text:p>
          </table:table-cell>
          <table:table-cell table:style-name="ce128" table:formula="of:=[$FPL.B21]" office:value-type="string" office:string-value="ZODIK" calcext:value-type="string">
            <text:p>ZODIK</text:p>
          </table:table-cell>
          <table:table-cell table:formula="of:=[$FPL.C21]" office:value-type="float" office:value="8" calcext:value-type="float">
            <text:p>8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6000" calcext:value-type="float">
            <text:p>6000</text:p>
          </table:table-cell>
          <table:table-cell table:formula="of:=[$FPL.D21]" office:value-type="float" office:value="8" calcext:value-type="float">
            <text:p>8</text:p>
          </table:table-cell>
          <table:table-cell table:formula="of:=[$FPL.P21]" office:value-type="float" office:value="8" calcext:value-type="float">
            <text:p>8</text:p>
          </table:table-cell>
          <table:table-cell table:formula="of:=[$FPL.U21]" office:value-type="float" office:value="3" calcext:value-type="float">
            <text:p>3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5" calcext:value-type="float">
            <text:p>105</text:p>
          </table:table-cell>
          <table:table-cell table:formula="of:=[$FPL.R2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ZODIK" calcext:value-type="string">
            <text:p>ZODIK</text:p>
          </table:table-cell>
          <table:table-cell table:style-name="ce128" table:formula="of:=[$FPL.B22]" office:value-type="string" office:string-value="GUKMO" calcext:value-type="string">
            <text:p>GUKMO</text:p>
          </table:table-cell>
          <table:table-cell table:formula="of:=[$FPL.C22]" office:value-type="float" office:value="5" calcext:value-type="float">
            <text:p>5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4500" calcext:value-type="float">
            <text:p>4500</text:p>
          </table:table-cell>
          <table:table-cell table:formula="of:=[$FPL.D22]" office:value-type="float" office:value="18" calcext:value-type="float">
            <text:p>18</text:p>
          </table:table-cell>
          <table:table-cell table:formula="of:=[$FPL.P22]" office:value-type="float" office:value="18" calcext:value-type="float">
            <text:p>18</text:p>
          </table:table-cell>
          <table:table-cell table:formula="of:=[$FPL.U22]" office:value-type="float" office:value="13" calcext:value-type="float">
            <text:p>13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2" calcext:value-type="float">
            <text:p>102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GUKMO" calcext:value-type="string">
            <text:p>GUKMO</text:p>
          </table:table-cell>
          <table:table-cell table:style-name="ce128" table:formula="of:=[$FPL.B23]" office:value-type="string" office:string-value="UNERU" calcext:value-type="string">
            <text:p>UNERU</text:p>
          </table:table-cell>
          <table:table-cell table:formula="of:=[$FPL.C23]" office:value-type="float" office:value="4" calcext:value-type="float">
            <text:p>4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3500" calcext:value-type="float">
            <text:p>3500</text:p>
          </table:table-cell>
          <table:table-cell table:formula="of:=[$FPL.D23]" office:value-type="float" office:value="17" calcext:value-type="float">
            <text:p>17</text:p>
          </table:table-cell>
          <table:table-cell table:formula="of:=[$FPL.P23]" office:value-type="float" office:value="17" calcext:value-type="float">
            <text:p>17</text:p>
          </table:table-cell>
          <table:table-cell table:formula="of:=[$FPL.U23]" office:value-type="float" office:value="12" calcext:value-type="float">
            <text:p>12</text:p>
          </table:table-cell>
          <table:table-cell table:formula="of:=[$FPL.G23]" office:value-type="float" office:value="86" calcext:value-type="float">
            <text:p>86</text:p>
          </table:table-cell>
          <table:table-cell table:formula="of:=[$FPL.Q23]" office:value-type="float" office:value="91" calcext:value-type="float">
            <text:p>91</text:p>
          </table:table-cell>
          <table:table-cell table:formula="of:=[$FPL.R2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UNERU" calcext:value-type="string">
            <text:p>UNERU</text:p>
          </table:table-cell>
          <table:table-cell table:formula="of:=[$FPL.B24]" office:value-type="string" office:string-value="LBLS" calcext:value-type="string">
            <text:p>LBLS</text:p>
          </table:table-cell>
          <table:table-cell table:formula="of:=[$FPL.C24]" office:value-type="float" office:value="2" calcext:value-type="float">
            <text:p>2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3000" calcext:value-type="float">
            <text:p>3000</text:p>
          </table:table-cell>
          <table:table-cell table:formula="of:=[$FPL.D24]" office:value-type="float" office:value="14" calcext:value-type="float">
            <text:p>14</text:p>
          </table:table-cell>
          <table:table-cell table:formula="of:=[$FPL.P24]" office:value-type="float" office:value="14" calcext:value-type="float">
            <text:p>14</text:p>
          </table:table-cell>
          <table:table-cell table:formula="of:=[$FPL.U24]" office:value-type="float" office:value="9" calcext:value-type="float">
            <text:p>9</text:p>
          </table:table-cell>
          <table:table-cell table:formula="of:=[$FPL.G24]" office:value-type="float" office:value="86" calcext:value-type="float">
            <text:p>86</text:p>
          </table:table-cell>
          <table:table-cell table:formula="of:=[$FPL.Q24]" office:value-type="float" office:value="90" calcext:value-type="float">
            <text:p>90</text:p>
          </table:table-cell>
          <table:table-cell table:formula="of:=[$FPL.R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79" calcext:value-type="float">
            <text:p>79</text:p>
          </table:table-cell>
          <table:table-cell table:style-name="Default" table:number-columns-repeated="7"/>
          <table:table-cell table:style-name="ce34" table:formula="of:=SUM([.L17:.L26])"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8:02:59.762195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6-26T18:07:09.759083060</dc:date>
    <meta:editing-duration>P2DT24M37S</meta:editing-duration>
    <meta:editing-cycles>292</meta:editing-cycles>
    <meta:generator>LibreOffice/6.0.7.3$Linux_X86_64 LibreOffice_project/00m0$Build-3</meta:generator>
    <meta:print-date>2020-01-22T09:20:14.060010049</meta:print-date>
    <meta:document-statistic meta:table-count="6" meta:cell-count="1715" meta:object-count="0"/>
  </office:meta>
</office:document-meta>
</file>